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15cm" svg:stroke-color="#ff0000" draw:marker-start-width="0.43cm" draw:marker-end-width="0.43cm" draw:fill-color="#ffffff" draw:textarea-horizontal-align="justify" draw:textarea-vertical-align="middle" draw:auto-grow-height="false" fo:min-height="0.838cm" fo:min-width="4.3cm" fo:padding-top="0.2cm" fo:padding-bottom="0.2cm" fo:padding-left="0.325cm" fo:padding-right="0.325cm" loext:decorative="false"/>
      <style:paragraph-properties style:writing-mode="lr-tb"/>
    </style:style>
    <style:style style:name="gr3" style:family="graphic" style:parent-style-name="standard">
      <style:graphic-properties draw:stroke="solid" draw:stroke-dash="Dot" svg:stroke-width="0.15cm" svg:stroke-color="#000000" draw:marker-start-width="0.43cm" draw:marker-end-width="0.43cm" svg:stroke-linecap="butt" draw:fill-color="#ffffff" draw:textarea-horizontal-align="justify" draw:textarea-vertical-align="middle" draw:auto-grow-height="false" fo:min-height="1.352cm" fo:min-width="8.852cm" fo:padding-top="0.199cm" fo:padding-bottom="0.199cm" fo:padding-left="0.324cm" fo:padding-right="0.324cm" loext:decorative="false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35cm" draw:marker-end="Arrowheads_20_2" draw:marker-end-width="0.45cm" draw:fill="none" draw:textarea-vertical-align="middle" fo:padding-top="0.175cm" fo:padding-bottom="0.175cm" fo:padding-left="0.3cm" fo:padding-right="0.3cm" loext:decorative="false"/>
    </style:style>
    <style:style style:name="gr5" style:family="graphic" style:parent-style-name="objectwithoutfill">
      <style:graphic-properties draw:stroke="dash" draw:stroke-dash="Dot_20__28_Rounded_29_" svg:stroke-width="0.2cm" svg:stroke-color="#bf0041" draw:marker-start-width="0.5cm" draw:marker-end="Arrowheads_20_3" draw:marker-end-width="0.6cm" svg:stroke-linecap="round" draw:fill="none" draw:textarea-vertical-align="middle" fo:padding-top="0.225cm" fo:padding-bottom="0.225cm" fo:padding-left="0.35cm" fo:padding-right="0.35cm" loext:decorative="false"/>
    </style:style>
    <style:style style:name="gr6" style:family="graphic" style:parent-style-name="standard">
      <style:graphic-properties svg:stroke-width="0.15cm" svg:stroke-color="#ff0000" draw:marker-start-width="0.43cm" draw:marker-end-width="0.43cm" draw:fill-color="#ffffff" draw:textarea-horizontal-align="justify" draw:textarea-vertical-align="middle" draw:auto-grow-height="false" fo:min-height="0.838cm" fo:min-width="2.71cm" fo:padding-top="0.2cm" fo:padding-bottom="0.2cm" fo:padding-left="0.325cm" fo:padding-right="0.325cm" loext:decorative="false"/>
      <style:paragraph-properties style:writing-mode="lr-tb"/>
    </style:style>
    <style:style style:name="gr7" style:family="graphic" style:parent-style-name="standard">
      <style:graphic-properties draw:stroke="dash" draw:stroke-dash="Dot_20__28_Rounded_29_" svg:stroke-width="0.2cm" svg:stroke-color="#bf0041" draw:marker-start-width="0.5cm" draw:marker-end="Arrow_20_short" draw:marker-end-width="0.5cm" svg:stroke-linecap="round" draw:textarea-vertical-align="middle" fo:padding-top="0.225cm" fo:padding-bottom="0.225cm" fo:padding-left="0.35cm" fo:padding-right="0.3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3pt"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  <style:text-properties fo:font-size="13pt" fo:font-weight="bold" style:font-weight-asian="bold" style:font-weight-complex="bold"/>
    </style:style>
    <style:style style:name="P6" style:family="paragraph">
      <style:paragraph-properties fo:text-align="center"/>
      <style:text-properties fo:font-size="13pt"/>
    </style:style>
    <style:style style:name="P7" style:family="paragraph">
      <loext:graphic-properties draw:fill-color="#ffffff"/>
      <style:paragraph-properties fo:text-align="center"/>
      <style:text-properties fo:font-size="13pt"/>
    </style:style>
    <style:style style:name="P8" style:family="paragraph">
      <style:paragraph-properties fo:text-align="center"/>
      <style:text-properties fo:font-size="14pt"/>
    </style:style>
    <style:style style:name="P9" style:family="paragraph">
      <loext:graphic-properties draw:fill-color="#ffffff"/>
      <style:paragraph-properties fo:text-align="center"/>
      <style:text-properties fo:font-size="14pt"/>
    </style:style>
    <style:style style:name="P10" style:family="paragraph">
      <style:paragraph-properties fo:text-align="center"/>
      <style:text-properties fo:font-size="14pt" fo:font-weight="bold" style:font-weight-asian="bold" style:font-weight-complex="bold"/>
    </style:style>
    <style:style style:name="P11" style:family="paragraph">
      <loext:graphic-properties draw:fill-color="#ffffff"/>
      <style:paragraph-properties fo:text-align="center"/>
      <style:text-properties fo:font-size="14pt" fo:font-weight="bold" style:font-weight-asian="bold" style:font-weight-complex="bold"/>
    </style:style>
    <style:style style:name="T1" style:family="text">
      <style:text-properties fo:font-size="13pt" fo:font-weight="bold" style:font-weight-asian="bold" style:font-weight-complex="bold"/>
    </style:style>
    <style:style style:name="T2" style:family="text">
      <style:text-properties fo:font-size="13pt"/>
    </style:style>
    <style:style style:name="T3" style:family="text">
      <style:text-properties fo:font-size="14pt"/>
    </style:style>
    <style:style style:name="T4" style:family="text">
      <style:text-properties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5" draw:id="id5">
          <draw:custom-shape draw:style-name="gr2" draw:text-style-name="P2" xml:id="id2" draw:id="id2" draw:layer="layout" svg:width="7cm" svg:height="1.75cm" svg:x="7.5cm" svg:y="10.75cm">
            <text:p text:style-name="P1">_fe_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" draw:id="id1" draw:layer="layout" svg:width="9.5cm" svg:height="1.75cm" svg:x="6.25cm" svg:y="7.5cm">
            <text:p text:style-name="P1">update_force_measurements</text:p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draw:type="line" svg:x1="11cm" svg:y1="9.25cm" svg:x2="11cm" svg:y2="10.75cm" draw:start-shape="id1" draw:start-glue-point="2" draw:end-shape="id2" draw:end-glue-point="4" svg:d="M11000 9250v1500" svg:viewBox="0 0 1 1501">
            <text:p/>
          </draw:connector>
        </draw:g>
        <draw:g draw:style-name="gr1" xml:id="id6" draw:id="id6">
          <draw:custom-shape draw:style-name="gr2" draw:text-style-name="P5" xml:id="id4" draw:id="id4" draw:layer="layout" svg:width="7cm" svg:height="1.75cm" svg:x="7.5cm" svg:y="20.75cm">
            <text:p text:style-name="P4"><text:span text:style-name="T1">_lamda_c, _Integral_lamda_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3" draw:id="id3" draw:layer="layout" svg:width="9.5cm" svg:height="1.75cm" svg:x="6.25cm" svg:y="17.5cm">
            <text:p text:style-name="P1">update_lamda_C</text:p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draw:type="line" svg:x1="11cm" svg:y1="19.25cm" svg:x2="11cm" svg:y2="20.75cm" draw:start-shape="id3" draw:start-glue-point="2" draw:end-shape="id4" draw:end-glue-point="4" svg:d="M11000 19250v1500" svg:viewBox="0 0 1 1501">
            <text:p/>
          </draw:connector>
        </draw:g>
        <draw:connector draw:style-name="gr5" draw:text-style-name="P3" draw:layer="layout" draw:type="line" svg:x1="11cm" svg:y1="12.5cm" svg:x2="11cm" svg:y2="17.5cm" draw:start-shape="id5" draw:start-glue-point="2" draw:end-shape="id6" draw:end-glue-point="0" svg:d="M11000 12500v5000" svg:viewBox="0 0 1 5001">
          <text:p/>
        </draw:connector>
        <draw:connector draw:style-name="gr5" draw:text-style-name="P3" draw:layer="layout" draw:type="line" svg:x1="1.744cm" svg:y1="19.964cm" svg:x2="6.25cm" svg:y2="20cm" draw:end-shape="id6" svg:d="M1744 19964l4506 36" svg:viewBox="0 0 4507 37">
          <text:p/>
        </draw:connector>
        <draw:custom-shape draw:style-name="gr2" draw:text-style-name="P2" draw:layer="layout" svg:width="7cm" svg:height="1.75cm" svg:x="6.75cm" svg:y="45cm">
          <text:p text:style-name="P1">_fe_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9.5cm" svg:height="1.75cm" svg:x="5.25cm" svg:y="42.25cm">
          <text:p text:style-name="P1">update_force_measurement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75cm" svg:height="1.75cm" svg:x="1cm" svg:y="17.75cm">
          <text:p text:style-name="P1">_pi_Sf_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 xml:id="id9" draw:id="id9">
          <draw:custom-shape draw:style-name="gr2" draw:text-style-name="P7" xml:id="id8" draw:id="id8" draw:layer="layout" svg:width="7cm" svg:height="1.75cm" svg:x="7.5cm" svg:y="27.75cm">
            <text:p text:style-name="P6"><text:span text:style-name="T2">_fe_s, </text:span><text:span text:style-name="T1">_lamda_c, _Integral_lamda_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7" draw:id="id7" draw:layer="layout" svg:width="9.5cm" svg:height="1.75cm" svg:x="6.25cm" svg:y="24.5cm">
            <text:p text:style-name="P1">update_lamda_S</text:p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draw:type="line" svg:x1="11cm" svg:y1="26.25cm" svg:x2="11cm" svg:y2="27.75cm" draw:start-shape="id7" draw:start-glue-point="2" draw:end-shape="id8" draw:end-glue-point="4" svg:d="M11000 26250v1500" svg:viewBox="0 0 1 1501">
            <text:p/>
          </draw:connector>
        </draw:g>
        <draw:connector draw:style-name="gr7" draw:text-style-name="P1" draw:layer="layout" draw:line-skew="1.425cm" svg:x1="15.75cm" svg:y1="10cm" svg:x2="15.75cm" svg:y2="27cm" draw:start-shape="id5" draw:start-glue-point="1" draw:end-shape="id9" svg:d="M15750 10000h2000v17000h-2000" svg:viewBox="0 0 2001 17001">
          <text:p/>
        </draw:connector>
        <draw:connector draw:style-name="gr5" draw:text-style-name="P3" draw:layer="layout" draw:type="line" svg:x1="1.443cm" svg:y1="27cm" svg:x2="6.25cm" svg:y2="27cm" draw:end-shape="id9" svg:d="M1443 27000h4807" svg:viewBox="0 0 4808 1">
          <text:p/>
        </draw:connector>
        <draw:custom-shape draw:style-name="gr6" draw:text-style-name="P2" draw:layer="layout" svg:width="4.75cm" svg:height="1.75cm" svg:x="1.25cm" svg:y="24.75cm">
          <text:p text:style-name="P1">_pi_Sf_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4.75cm" svg:height="1.75cm" svg:x="1.25cm" svg:y="27.25cm">
          <text:p text:style-name="P1">_Rs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" draw:text-style-name="P9" xml:id="id11" draw:id="id11" draw:layer="layout" svg:width="7cm" svg:height="1.75cm" svg:x="20.5cm" svg:y="45.25cm">
            <text:p text:style-name="P8"><text:span text:style-name="T3">_l</text:span><text:span text:style-name="T3">a</text:span><text:span text:style-name="T3">m</text:span><text:span text:style-name="T3">da</text:span><text:span text:style-name="T3">_c</text:span><text:span text:style-name="T3">, </text:span><text:span text:style-name="T3">_I</text:span><text:span text:style-name="T3">nt</text:span><text:span text:style-name="T3">eg</text:span><text:span text:style-name="T3">ral</text:span><text:span text:style-name="T3">_l</text:span><text:span text:style-name="T3">a</text:span><text:span text:style-name="T3">m</text:span><text:span text:style-name="T3">da</text:span><text:span text:style-name="T3">_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0" draw:id="id10" draw:layer="layout" svg:width="9.5cm" svg:height="1.75cm" svg:x="19.25cm" svg:y="42cm">
            <text:p text:style-name="P1">update_lamda_C</text:p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draw:type="line" svg:x1="24cm" svg:y1="43.75cm" svg:x2="24cm" svg:y2="45.25cm" draw:start-shape="id10" draw:start-glue-point="2" draw:end-shape="id11" draw:end-glue-point="4" svg:d="M24000 43750v1500" svg:viewBox="0 0 1 1501">
            <text:p/>
          </draw:connector>
        </draw:g>
        <draw:g draw:style-name="gr1">
          <draw:g draw:style-name="gr1" xml:id="id16" draw:id="id16">
            <draw:custom-shape draw:style-name="gr2" draw:text-style-name="P9" xml:id="id13" draw:id="id13" draw:layer="layout" svg:width="7cm" svg:height="1.75cm" svg:x="22.5cm" svg:y="8.5cm">
              <text:p text:style-name="P8"><text:span text:style-name="T3">_ve_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12" draw:id="id12" draw:layer="layout" svg:width="9.5cm" svg:height="1.75cm" svg:x="21.25cm" svg:y="5.25cm">
              <text:p text:style-name="P1">_ptr2_screws_kin_object→ CartesianVelocity_jacob</text:p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draw:type="line" svg:x1="26cm" svg:y1="7cm" svg:x2="26cm" svg:y2="8.5cm" draw:start-shape="id12" draw:start-glue-point="2" draw:end-shape="id13" draw:end-glue-point="4" svg:d="M26000 7000v1500" svg:viewBox="0 0 1 1501">
              <text:p/>
            </draw:connector>
          </draw:g>
          <draw:g draw:style-name="gr1" xml:id="id17" draw:id="id17">
            <draw:custom-shape draw:style-name="gr2" draw:text-style-name="P11" xml:id="id15" draw:id="id15" draw:layer="layout" svg:width="7cm" svg:height="1.75cm" svg:x="22.5cm" svg:y="15.75cm">
              <text:p text:style-name="P10"><text:span text:style-name="T4">_velocity_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14" draw:id="id14" draw:layer="layout" svg:width="9.5cm" svg:height="1.75cm" svg:x="21.25cm" svg:y="12.5cm">
              <text:p text:style-name="P1">update_velocity_S</text:p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draw:type="line" svg:x1="26cm" svg:y1="14.25cm" svg:x2="26cm" svg:y2="15.75cm" draw:start-shape="id14" draw:start-glue-point="2" draw:end-shape="id15" draw:end-glue-point="4" svg:d="M26000 14250v1500" svg:viewBox="0 0 1 1501">
              <text:p/>
            </draw:connector>
          </draw:g>
          <draw:connector draw:style-name="gr7" draw:text-style-name="P1" draw:layer="layout" svg:x1="26cm" svg:y1="10.25cm" svg:x2="26cm" svg:y2="12.5cm" draw:start-shape="id16" draw:start-glue-point="2" draw:end-shape="id17" draw:end-glue-point="0" svg:d="M26000 10250v2250" svg:viewBox="0 0 1 2251">
            <text:p/>
          </draw:connector>
        </draw:g>
        <draw:g draw:style-name="gr1">
          <draw:g draw:style-name="gr1" xml:id="id22" draw:id="id22">
            <draw:custom-shape draw:style-name="gr2" draw:text-style-name="P9" xml:id="id19" draw:id="id19" draw:layer="layout" svg:width="7cm" svg:height="1.75cm" svg:x="22.5cm" svg:y="22.75cm">
              <text:p text:style-name="P8"><text:span text:style-name="T3">_pe_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18" draw:id="id18" draw:layer="layout" svg:width="9.5cm" svg:height="1.75cm" svg:x="21.25cm" svg:y="19.5cm">
              <text:p text:style-name="P1">_ptr2_screws_kin_object→ updatePositionTCP</text:p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draw:type="line" svg:x1="26cm" svg:y1="21.25cm" svg:x2="26cm" svg:y2="22.75cm" draw:start-shape="id18" draw:start-glue-point="2" draw:end-shape="id19" draw:end-glue-point="4" svg:d="M26000 21250v1500" svg:viewBox="0 0 1 1501">
              <text:p/>
            </draw:connector>
          </draw:g>
          <draw:g draw:style-name="gr1" xml:id="id23" draw:id="id23">
            <draw:custom-shape draw:style-name="gr2" draw:text-style-name="P11" xml:id="id21" draw:id="id21" draw:layer="layout" svg:width="7cm" svg:height="1.75cm" svg:x="22.5cm" svg:y="30cm">
              <text:p text:style-name="P10"><text:span text:style-name="T4">_</text:span><text:span text:style-name="T4">p</text:span><text:span text:style-name="T4">o</text:span><text:span text:style-name="T4">sit</text:span><text:span text:style-name="T4">io</text:span><text:span text:style-name="T4">n</text:span><text:span text:style-name="T4">_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20" draw:id="id20" draw:layer="layout" svg:width="9.5cm" svg:height="1.75cm" svg:x="21.25cm" svg:y="26.75cm">
              <text:p text:style-name="P1">update_position_S</text:p>
              <draw:enhanced-geometry svg:viewBox="0 0 21600 21600" draw:type="rectangle" draw:enhanced-path="M 0 0 L 21600 0 21600 21600 0 21600 0 0 Z N"/>
            </draw:custom-shape>
            <draw:connector draw:style-name="gr4" draw:text-style-name="P3" draw:layer="layout" draw:type="line" svg:x1="26cm" svg:y1="28.5cm" svg:x2="26cm" svg:y2="30cm" draw:start-shape="id20" draw:start-glue-point="2" draw:end-shape="id21" draw:end-glue-point="4" svg:d="M26000 28500v1500" svg:viewBox="0 0 1 1501">
              <text:p/>
            </draw:connector>
          </draw:g>
          <draw:connector draw:style-name="gr7" draw:text-style-name="P1" draw:layer="layout" svg:x1="26cm" svg:y1="24.5cm" svg:x2="26cm" svg:y2="26.75cm" draw:start-shape="id22" draw:start-glue-point="2" draw:end-shape="id23" draw:end-glue-point="0" svg:d="M26000 24500v2250" svg:viewBox="0 0 1 2251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7 20 13" svg:d="M0 20l10-13 10 13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2:27:44.182787583</meta:creation-date>
    <dc:date>2024-01-29T14:47:04.511382296</dc:date>
    <meta:editing-duration>PT2H19M19S</meta:editing-duration>
    <meta:editing-cycles>6</meta:editing-cycles>
    <meta:generator>LibreOffice/7.6.2.1$Linux_X86_64 LibreOffice_project/56f7684011345957bbf33a7ee678afaf4d2ba333</meta:generator>
    <meta:document-statistic meta:object-count="45"/>
  </office:meta>
</office:document-meta>
</file>